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0pt" style:font-size-asian="130pt" style:font-size-complex="13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70pt" style:font-size-asian="170pt" style:font-size-complex="1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cm" svg:height="10cm" svg:x="0cm" svg:y="0cm">
          <draw:text-box>
            <text:p text:style-name="P1"><text:span text:style-name="T1"/></text:p>
            <text:p text:style-name="P1"><text:span text:style-name="T2">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1T09:21:22</meta:creation-date>
    <dc:date>2015-05-11T10:51:47</dc:date>
    <dc:creator>ETE </dc:creator>
    <meta:editing-duration>PT6M33S</meta:editing-duration>
    <meta:editing-cycles>3</meta:editing-cycles>
    <meta:generator>LibreOffice/3.5$Linux_x86 LibreOffice_project/350m1$Build-2</meta:generator>
    <meta:document-statistic meta:object-count="1"/>
  </office:meta>
</office:document-meta>
</file>